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indent="0cm"/>
      <style:text-properties fo:font-family="'Arial Black'" style:font-family-generic="swiss" style:font-pitch="variable" fo:font-size="54pt" style:font-size-asian="54pt" style:font-size-complex="54pt"/>
    </style:style>
    <style:style style:name="P2" style:family="paragraph">
      <style:paragraph-properties fo:margin-left="0cm" fo:margin-right="0cm" fo:text-indent="0cm"/>
      <style:text-properties fo:font-family="'Arial Black'" style:font-family-generic="swiss" style:font-pitch="variable" fo:font-size="54pt" fo:font-weight="bold" style:font-size-asian="54pt" style:font-size-complex="54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family="'Times New Roman'" style:font-family-generic="roman" style:font-pitch="variable" fo:font-size="60pt" fo:font-weight="bold"/>
    </style:style>
    <style:style style:name="P5" style:family="paragraph">
      <style:paragraph-properties fo:margin-left="0.6cm" fo:margin-right="0cm" fo:text-indent="-0.6cm"/>
      <style:text-properties fo:font-size="20pt"/>
    </style:style>
    <style:style style:name="P6" style:family="paragraph">
      <style:text-properties fo:font-size="20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family="'Times New Roman'" style:font-family-generic="roman" style:font-pitch="variable" fo:font-size="60pt" fo:font-weight="bold"/>
    </style:style>
    <style:style style:name="T1" style:family="text">
      <style:text-properties fo:font-family="'Arial Black'" style:font-family-generic="swiss" style:font-pitch="variable" fo:font-size="54pt" fo:font-weight="bold" style:font-size-asian="54pt" style:font-size-complex="54pt"/>
    </style:style>
    <style:style style:name="T2" style:family="text">
      <style:text-properties fo:color="#ffffff" fo:font-family="'Arial Black'" style:font-family-generic="swiss" style:font-pitch="variable" fo:font-size="54pt" fo:font-weight="bold" style:font-size-asian="54pt" style:font-size-complex="54pt"/>
    </style:style>
    <style:style style:name="T3" style:family="text">
      <style:text-properties fo:font-family="'Times New Roman'" style:font-family-generic="roman" style:font-pitch="variable" fo:font-size="60pt" fo:font-weight="bold"/>
    </style:style>
    <style:style style:name="T4" style:family="text">
      <style:text-properties fo:color="#ffffff" fo:font-family="'Times New Roman'" style:font-family-generic="roman" style:font-pitch="variable" fo:font-size="6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473cm" svg:x="0cm" svg:y="-0.236cm" presentation:class="title" presentation:user-transformed="true">
          <draw:text-box>
            <text:p text:style-name="P1"><text:span text:style-name="T1">Zaśpiewajcie</text:span><text:span text:style-name="T1"><text:line-break/></text:span><text:span text:style-name="T2">Panu Pieśń Nową,</text:span><text:span text:style-name="T2"><text:line-break/></text:span><text:span text:style-name="T2">bo sam wielkich</text:span><text:span text:style-name="T2"><text:line-break/></text:span><text:span text:style-name="T2">cudów dokonał</text:span><text:span text:style-name="T2"><text:line-break/></text:span><text:span text:style-name="T2">Przyniosła Mu</text:span><text:span text:style-name="T2"><text:line-break/></text:span><text:span text:style-name="T2">pewne zwycięstwo</text:span><text:span text:style-name="T2"><text:line-break/></text:span><text:span text:style-name="T2">Jego prawica i święte</text:span><text:span text:style-name="T2"><text:line-break/></text:span><text:span text:style-name="T2">ramię</text:span></text:p>
          </draw:text-box>
        </draw:frame>
        <presentation:notes draw:style-name="dp2">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4" draw:layer="layout" svg:width="28cm" svg:height="21cm" svg:x="-0.001cm" svg:y="-0.001cm" presentation:class="title" presentation:user-transformed="true">
          <draw:text-box>
            <text:p text:style-name="P3"><text:span text:style-name="T3">1. </text:span><text:span text:style-name="T4">Oznajmił Pan</text:span><text:span text:style-name="T4"><text:line-break/></text:span><text:span text:style-name="T4">Swoje zwycięstwo,</text:span><text:span text:style-name="T4"><text:line-break/></text:span><text:span text:style-name="T4">wyjawił Swą sprawiedliwość</text:span><text:span text:style-name="T4"><text:line-break/></text:span><text:span text:style-name="T4">w oczach narodów.</text:span><text:span text:style-name="T4"><text:line-break/></text:span><text:span text:style-name="T4">Wspomniał</text:span><text:span text:style-name="T4"><text:line-break/></text:span><text:span text:style-name="T4">na Swą łaskawość i wierność,</text:span><text:span text:style-name="T4"><text:line-break/></text:span><text:span text:style-name="T4">ujrzały wszystkie krańce ziemi</text:span><text:span text:style-name="T4"><text:line-break/></text:span><text:span text:style-name="T4">Jego zbawienie.</text:span></text:p>
          </draw:text-box>
        </draw:frame>
        <presentation:notes draw:style-name="dp2">
          <draw:page-thumbnail draw:style-name="gr1" draw:layer="layout" svg:width="13.586cm" svg:height="11.136cm" svg:x="3.705cm" svg:y="2.256cm" draw:page-number="2" presentation:class="page"/>
          <draw:frame presentation:style-name="pr2" draw:text-style-name="P5" draw:layer="layout" svg:width="16.799cm" svg:height="13.365cm" svg:x="2.1cm" svg:y="14.106cm" presentation:class="notes" presentation:placeholder="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2" draw:layer="layout" svg:width="28cm" svg:height="21.473cm" svg:x="0cm" svg:y="-0.236cm" presentation:class="title" presentation:user-transformed="true">
          <draw:text-box>
            <text:p text:style-name="P1"><text:span text:style-name="T1">Zaśpiewajcie</text:span><text:span text:style-name="T1"><text:line-break/></text:span><text:span text:style-name="T2">Panu Pieśń Nową,</text:span><text:span text:style-name="T2"><text:line-break/></text:span><text:span text:style-name="T2">bo sam wielkich</text:span><text:span text:style-name="T2"><text:line-break/></text:span><text:span text:style-name="T2">cudów dokonał</text:span><text:span text:style-name="T2"><text:line-break/></text:span><text:span text:style-name="T2">Przyniosła Mu</text:span><text:span text:style-name="T2"><text:line-break/></text:span><text:span text:style-name="T2">pewne zwycięstwo</text:span><text:span text:style-name="T2"><text:line-break/></text:span><text:span text:style-name="T2">Jego prawica i święte</text:span><text:span text:style-name="T2"><text:line-break/></text:span><text:span text:style-name="T2">ramię</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2" draw:text-style-name="P6" draw:layer="layout" svg:width="16.799cm" svg:height="13.365cm" svg:x="2.1cm" svg:y="14.106cm" presentation:class="notes" presentation:placeholder="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8" draw:layer="layout" svg:width="28cm" svg:height="21cm" svg:x="-0.001cm" svg:y="-0.001cm" presentation:class="title" presentation:user-transformed="true">
          <draw:text-box>
            <text:p text:style-name="P7"><text:span text:style-name="T3">2. </text:span><text:span text:style-name="T4">Wykrzykuj Panu</text:span><text:span text:style-name="T4"><text:line-break/></text:span><text:span text:style-name="T4">cała ziemio,</text:span><text:span text:style-name="T4"><text:line-break/></text:span><text:span text:style-name="T4">weselcie się,</text:span><text:span text:style-name="T4"><text:line-break/></text:span><text:span text:style-name="T4">radujcie, śpiewajcie.</text:span><text:span text:style-name="T4"><text:line-break/></text:span><text:span text:style-name="T4">Chwalcie Pana</text:span><text:span text:style-name="T4"><text:line-break/></text:span><text:span text:style-name="T4">przy wtórze liry,</text:span><text:span text:style-name="T4"><text:line-break/></text:span><text:span text:style-name="T4">przy wtórze liry</text:span><text:span text:style-name="T4"><text:line-break/></text:span><text:span text:style-name="T4">i głosem pieśni.</text:span></text:p>
          </draw:text-box>
        </draw:frame>
        <presentation:notes draw:style-name="dp2">
          <draw:page-thumbnail draw:style-name="gr1" draw:layer="layout" svg:width="13.586cm" svg:height="11.136cm" svg:x="3.705cm" svg:y="2.256cm" draw:page-number="4" presentation:class="page"/>
          <draw:frame presentation:style-name="pr2" draw:text-style-name="P5" draw:layer="layout" svg:width="16.799cm" svg:height="13.365cm" svg:x="2.1cm" svg:y="14.106cm" presentation:class="notes" presentation:placeholder="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2" draw:layer="layout" svg:width="28cm" svg:height="21.473cm" svg:x="0cm" svg:y="-0.236cm" presentation:class="title" presentation:user-transformed="true">
          <draw:text-box>
            <text:p text:style-name="P1"><text:span text:style-name="T1">Zaśpiewajcie</text:span><text:span text:style-name="T1"><text:line-break/></text:span><text:span text:style-name="T2">Panu Pieśń Nową,</text:span><text:span text:style-name="T2"><text:line-break/></text:span><text:span text:style-name="T2">bo sam wielkich</text:span><text:span text:style-name="T2"><text:line-break/></text:span><text:span text:style-name="T2">cudów dokonał</text:span><text:span text:style-name="T2"><text:line-break/></text:span><text:span text:style-name="T2">Przyniosła Mu</text:span><text:span text:style-name="T2"><text:line-break/></text:span><text:span text:style-name="T2">pewne zwycięstwo</text:span><text:span text:style-name="T2"><text:line-break/></text:span><text:span text:style-name="T2">Jego prawica i święte</text:span><text:span text:style-name="T2"><text:line-break/></text:span><text:span text:style-name="T2">ramię</text:span></text:p>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2" draw:text-style-name="P6" draw:layer="layout" svg:width="16.799cm" svg:height="13.365cm" svg:x="2.1cm" svg:y="14.106cm" presentation:class="notes" presentation:placeholder="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4" draw:layer="layout" svg:width="28cm" svg:height="21cm" svg:x="-0.001cm" svg:y="-0.001cm" presentation:class="title" presentation:user-transformed="true">
          <draw:text-box>
            <text:p text:style-name="P3"><text:span text:style-name="T3">3. </text:span><text:span text:style-name="T4">Niech zabrzmi morze</text:span><text:span text:style-name="T4"><text:line-break/></text:span><text:span text:style-name="T4">i co je napełnia,</text:span><text:span text:style-name="T4"><text:line-break/></text:span><text:span text:style-name="T4">i okrąg świata,</text:span><text:span text:style-name="T4"><text:line-break/></text:span><text:span text:style-name="T4">i jego mieszkańcy,</text:span><text:span text:style-name="T4"><text:line-break/></text:span><text:span text:style-name="T4">rzeki niechaj</text:span><text:span text:style-name="T4"><text:line-break/></text:span><text:span text:style-name="T4">klaszczą w dłonie,</text:span><text:span text:style-name="T4"><text:line-break/></text:span><text:span text:style-name="T4">góry niech z radości śpiewają.</text:span></text:p>
          </draw:text-box>
        </draw:frame>
        <presentation:notes draw:style-name="dp2">
          <draw:page-thumbnail draw:style-name="gr1" draw:layer="layout" svg:width="13.586cm" svg:height="11.136cm" svg:x="3.705cm" svg:y="2.256cm" draw:page-number="6" presentation:class="page"/>
          <draw:frame presentation:style-name="pr2" draw:text-style-name="P5" draw:layer="layout" svg:width="16.799cm" svg:height="13.365cm" svg:x="2.1cm" svg:y="14.106cm" presentation:class="notes" presentation:placeholder="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2" draw:layer="layout" svg:width="28cm" svg:height="21.473cm" svg:x="0cm" svg:y="-0.236cm" presentation:class="title" presentation:user-transformed="true">
          <draw:text-box>
            <text:p text:style-name="P1"><text:span text:style-name="T1">Zaśpiewajcie</text:span><text:span text:style-name="T1"><text:line-break/></text:span><text:span text:style-name="T2">Panu Pieśń Nową,</text:span><text:span text:style-name="T2"><text:line-break/></text:span><text:span text:style-name="T2">bo sam wielkich</text:span><text:span text:style-name="T2"><text:line-break/></text:span><text:span text:style-name="T2">cudów dokonał</text:span><text:span text:style-name="T2"><text:line-break/></text:span><text:span text:style-name="T2">Przyniosła Mu</text:span><text:span text:style-name="T2"><text:line-break/></text:span><text:span text:style-name="T2">pewne zwycięstwo</text:span><text:span text:style-name="T2"><text:line-break/></text:span><text:span text:style-name="T2">Jego prawica i święte</text:span><text:span text:style-name="T2"><text:line-break/></text:span><text:span text:style-name="T2">ramię</text:span></text:p>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2" draw:text-style-name="P6"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zxx" fo:country="none" fo:font-weight="bold" style:language-asian="zxx" style:country-asian="none" style:font-size-complex="21.2000007629395pt"/>
    </style:style>
    <style:style style:name="footnote_20_text" style:display-name="footnote text" style:family="graphic">
      <style:paragraph-properties style:text-autospace="none"/>
      <style:text-properties fo:font-size="24.7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4-18T18:46:54</meta:creation-date>
    <dc:date>2013-04-16T19:19:37.77</dc:date>
    <dc:language>en-US</dc:language>
    <meta:editing-cycles>9</meta:editing-cycles>
    <meta:editing-duration>PT17M47S</meta:editing-duration>
    <meta:document-statistic meta:object-count="36"/>
    <meta:user-defined meta:name="Info 1"/>
    <meta:user-defined meta:name="Info 2"/>
    <meta:user-defined meta:name="Info 3"/>
    <meta:user-defined meta:name="Info 4"/>
  </office:meta>
</office:document-meta>
</file>